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5313in" fo:margin-left="0in" fo:margin-top="0in" fo:margin-bottom="0in" table:align="left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0.7806in"/>
    </style:style>
    <style:style style:name="Table1.D" style:family="table-column">
      <style:table-column-properties style:column-width="0.8229in"/>
    </style:style>
    <style:style style:name="Table1.E" style:family="table-column">
      <style:table-column-properties style:column-width="0.8132in"/>
    </style:style>
    <style:style style:name="Table1.1" style:family="table-row">
      <style:table-row-properties style:min-row-height="0.2396in" fo:keep-together="auto"/>
    </style:style>
    <style:style style:name="Table1.A1" style:family="table-cell">
      <style:table-cell-properties style:vertical-align="" fo:padding="0.0139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>
        <style:tab-stops>
          <style:tab-stop style:position="0.5in" style:type="center"/>
        </style:tab-stops>
      </style:paragraph-properties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5" style:family="paragraph" style:parent-style-name="Standard">
      <style:paragraph-properties fo:margin-left="0.6807in" fo:margin-right="0in" fo:margin-top="0.1665in" fo:margin-bottom="0.1665in" loext:contextual-spacing="false" fo:line-height="100%" fo:text-indent="-0.1945in" style:auto-text-indent="false"/>
    </style:style>
    <style:style style:name="P16" style:family="paragraph" style:parent-style-name="Standard">
      <style:paragraph-properties fo:margin-top="0.1665in" fo:margin-bottom="0.1665in" loext:contextual-spacing="false" fo:line-height="100%"/>
    </style:style>
    <style:style style:name="P17" style:family="paragraph" style:parent-style-name="Standard">
      <style:paragraph-properties fo:margin-top="0.1665in" fo:margin-bottom="0.1665in" loext:contextual-spacing="false" fo:line-height="100%" fo:text-align="center" style:justify-single-word="false">
        <style:tab-stops>
          <style:tab-stop style:position="0.5in" style:type="center"/>
        </style:tab-stops>
      </style:paragraph-properties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5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CHECKPOINT 1</text:span></text:p>
      <text:p text:style-name="P2"/>
      <text:list xml:id="list1204095376" text:style-name="WWNum2">
        <text:list-item>
          <text:p text:style-name="P5">Como dice el enunciado, tenemos 256 palabras de 8 bits. Pasamos los bits a bytes (dividimos por 8 en este caso). 8/8=1. 256 palabras * 1byte= <text:span text:style-name="T2">256bytes de memoria.</text:span></text:p>
        </text:list-item>
      </text:list>
      <text:p text:style-name="P11"/>
      <text:list xml:id="list114240574094728" text:continue-numbering="true" text:style-name="WWNum2">
        <text:list-item>
          <text:p text:style-name="P5">El enunciado menciona 1 registro de propósito específico PC. </text:p>
        </text:list-item>
      </text:list>
      <text:p text:style-name="P12">Al ser cada registro de 8 bits, el PC debería ser de 8bits. Por otro lado, el PC debería llegar a acceder a TODAS las direcciones de memoria (ya que es quien indica la que sigue, una tras otra). Para eso, como nuestra memoria es de 256 palabras, necesitamos que acceda a 2^8 direcciones. Y por lo tanto, nuevamente. Es de 8 bits. </text:p>
      <text:p text:style-name="P12"/>
      <text:list xml:id="list114239832783479" text:continue-numbering="true" text:style-name="WWNum2">
        <text:list-item>
          <text:p text:style-name="P5">El enunciado menciona que la OrgaSmall trabaja con operaciones de 16 bits. El IR (registro de instrucción) es quien justamente guarda temporalmente esa instrucción para ser llevada a cabo. Es por lo tanto necesario que el mismo tenga 16bits.</text:p>
        </text:list-item>
      </text:list>
      <text:p text:style-name="P12">En cuanto su ubicación, es importante que esté cerca de la memoria para ser enviado a la ALU, para tener un rápido acceso a los valores a utilizar en la operación. Saliendo entonces desde la memoria, llegando a él (IR) y de ahí enviandose la instrucción al decoder (paso previo a llegar a la ALU, donde finalmente es ejecutado)</text:p>
      <text:p text:style-name="P12"/>
      <text:p text:style-name="P12"/>
      <text:p text:style-name="P1"><text:span text:style-name="T1">CHECKPOINT 2</text:span></text:p>
      <text:p text:style-name="P2"/>
      <text:list xml:id="list4037731163" text:style-name="WWNum1">
        <text:list-item>
          <text:p text:style-name="P6">La señal “inc” <text:s/>es el incrementador. Es quien se encarga de incrementar en 1 el valor de ingreso (inValue) para generar la salida esperada por el Program Counter (outValue), siendo simplemente el mismo valor de entrada pero 1+. Es decir, si había ingresado 00001, se espera que devuelva 00010.</text:p>
        </text:list-item>
        <text:list-item>
          <text:p text:style-name="P6">El opW es el valor de un bit que habilita la etiqueta write_op, que es la que permite el almacenamiento de los valores de los flags C, Z, N (registros flip flop) que a posterior se envían a la salida de flags.</text:p>
        </text:list-item>
        <text:list-item>
          <text:p text:style-name="P6">Los saltos condicionales están relacionados con las flags enviadas desde la ALU. </text:p>
        </text:list-item>
      </text:list>
      <text:p text:style-name="P12">Al llegar, mediante la entrada de 3 bits de flags, se separan en caminos condicionales AND en cada una de las etiquetas las etiquetas jc_microOp, jz_microOp, jn_microOp, que son las que van a definir el camino a tomar. Esto se relaciona directamente con el opcode (el código de operación que nos envían) para saber si se hace esa operación o no.</text:p>
      <text:p text:style-name="P12">Ejemplo. Ingresa el flag de Z en 1. Jz_microop en 1 (este se obtiene del opcode decodificado, nos señalizan que lo necesitan). En este caso, al estar habilitada y cumplirse la condición, se activa el multiplexor para ejecutar la micro-instrucción enviada. Pero, por ejemplo, si Z fuese 0. No se cumpliría la condición, el multiplexor tomaría el otro valor (que viene por defecto del microOP), y es decir, se seguiría con el flujo de instrucciones tal cual se venía, sin aceptar la instrucción/operación enviada en el opcode.</text:p>
      <text:list xml:id="list114240562768267" text:continue-numbering="true" text:style-name="WWNum1">
        <text:list-item>
          <text:p text:style-name="P6">El DE_enOutImm habilita la salida de un valor inmediato (aquellos que vienen desde la instrucción directamente y no desde la memoria o una dirección). Estos valores, vienen desde el decoder, y al habilitarlos con el DE_enOutImm, se los permite salir por valueM para ser utilizados posteriormente en la ALU, o almacenados en memoria, donde sea necesario. </text:p>
        </text:list-item>
      </text:list>
      <text:p text:style-name="P12">Los índices del registro a leer y escribir son determinados por los index X y index Y ambos de 3 bits y provenientes del decoder.</text:p>
      <text:p text:style-name="P12"><text:soft-page-break/></text:p>
      <text:p text:style-name="P12"/>
      <text:p text:style-name="P1"><text:span text:style-name="T1">CHECKPOINT 3</text:span></text:p>
      <text:p text:style-name="P4"/>
      <text:list xml:id="list202794541" text:style-name="WWNum3">
        <text:list-item>
          <text:p text:style-name="P7">Lo esperado es:</text:p>
        </text:list-item>
      </text:list>
      <text:p text:style-name="P12">JMP seguir; definimos que la siguiente instrucción es llamada seguir y se marcará en el PC como próxima a ejecutar.</text:p>
      <text:p text:style-name="P12"/>
      <text:p text:style-name="P12">La definimos:</text:p>
      <text:p text:style-name="P12">seguir:</text:p>
      <text:p text:style-name="P12">SET R0, 0xFF // Le asignamos el valor 0xFF (255) al registro R0</text:p>
      <text:p text:style-name="P10">SET R1, 0x11 // Le asignamos el valor 0x11 (17) al registro R1</text:p>
      <text:p text:style-name="P10"/>
      <text:p text:style-name="P10">Definimos siguiente</text:p>
      <text:p text:style-name="P10">siguiente:</text:p>
      <text:p text:style-name="P10">ADD R0,R1 // Sumamos los valores de R0 y R1, almacenando en R0 nuevamente.</text:p>
      <text:p text:style-name="P10">JC siguiente // Si la flag “C” (carry) está habilitada, entonces cargamos en el program counter “siguiente” para ser la próxima a ejecutar</text:p>
      <text:p text:style-name="P10"/>
      <text:p text:style-name="P10">halt: </text:p>
      <text:p text:style-name="P10">JMP halt //La siguiente instrucción cargada en el PC será ejecutar “halt”, que es la ejecución de sí misma, y se genera un bucle infinito donde el micro detecta que estamos en un bucle infinito y se termina.</text:p>
      <text:p text:style-name="P10"/>
      <text:list xml:id="list114240854883080" text:continue-numbering="true" text:style-name="WWNum3">
        <text:list-item>
          <text:p text:style-name="P8">Dado que cada instrucción tiene un tamaño de 16 bits (2 bytes) y la memoria direcciona a bytes de 8 bits, cada instrucción ocupa dos posiciones consecutivas de memoria.<text:line-break/> Las etiquetas no ocupan memoria: solo marcan la dirección de la instrucción siguiente.</text:p>
        </text:list-item>
      </text:list>
      <text:p text:style-name="P14"><text:soft-page-break/>JMP seguir → 0x00, 0x01<text:line-break/><text:tab/>SET R0, 0xFF → 0x02 0x03<text:line-break/><text:tab/>SET R1, 0x11 → 0x04 ,0x05<text:line-break/><text:tab/>ADD R0, R1 → 0x06 0x07<text:line-break/><text:tab/>JC siguiente → 0x08 0x09<text:line-break/><text:tab/>JMP halt → 0x0a 0x0b</text:p>
      <text:p text:style-name="P13">Etiquetas y reemplazos:</text:p>
      <text:p text:style-name="P15">•<text:span text:style-name="T4"> <text:s text:c="3"/></text:span>seguir: → marca la dirección 0x02</text:p>
      <text:p text:style-name="P15">•<text:span text:style-name="T4"> <text:s text:c="3"/></text:span>siguiente: → marca la dirección 0x06</text:p>
      <text:p text:style-name="P15">•<text:span text:style-name="T4"> <text:s text:c="3"/></text:span>halt: → marca la dirección 0x0a</text:p>
      <text:p text:style-name="P13">De esta forma, el ensamblador reemplazará:</text:p>
      <text:p text:style-name="P15">•<text:span text:style-name="T4"> <text:s text:c="3"/></text:span>En JMP seguir, el campo M = 0x02</text:p>
      <text:p text:style-name="P15">•<text:span text:style-name="T4"> <text:s text:c="3"/></text:span>En JC siguiente, el campo M = 0x06</text:p>
      <text:p text:style-name="P15">•<text:span text:style-name="T4"> <text:s text:c="3"/></text:span>En JMP halt, el campo M = 0x0A</text:p>
      <text:p text:style-name="P16"><text:s/></text:p>
      <text:list xml:id="list114241240853020" text:continue-numbering="true" text:style-name="WWNum3">
        <text:list-item>
          <text:p text:style-name="P8">Las instrucciones de tipo A C y D conllevan 4 clk dado que tenemos que cargar el RL y RH en ciclos distintos, esto vendría a ser el fetch.</text:p>
        </text:list-item>
      </text:list>
      <text:p text:style-name="P14">JMP seguir → 4<text:line-break/><text:tab/>SET R0, 0xFF → 4<text:line-break/><text:tab/>SET R1, 0x11 → 4<text:line-break/><text:tab/>ADD R0, R1 → 4<text:line-break/><text:tab/>JC siguiente → 4<text:line-break/><text:tab/>ADD R0, R1 → 4<text:line-break/><text:tab/>JC siguiente → 4<text:line-break/><text:tab/>JMP halt → 4</text:p>
      <text:p text:style-name="P13">Después miramos las micro-instrucciones de cada operación las cuales corresponden a un ciclo por cada microinstrucción.</text:p>
      <text:p text:style-name="P14">JMP seguir → 2<text:line-break/><text:tab/>SET R0, 0xFF → 2<text:line-break/><text:tab/>SET R1, 0x11 → 2<text:line-break/><text:tab/>ADD R0, R1 → 5<text:line-break/><text:tab/>JC siguiente → 3<text:line-break/><text:tab/>ADD R0, R1 → 5<text:line-break/><text:tab/>JC siguiente → 2<text:line-break/><text:tab/>JMP halt → 2</text:p>
      <text:p text:style-name="P14">Por lo que el total serian un total de 55 ciclos </text:p>
      <text:list xml:id="list114240510920973" text:continue-numbering="true" text:style-name="WWNum3">
        <text:list-item>
          <text:p text:style-name="P8">El add está formado por 5 microinstrucciones</text:p>
        </text:list-item>
      </text:list>
      <text:p text:style-name="P13">Primero se carga el valor de Rx en A de el ALU, después se carga el valor de Ry en B del ALU, Se ejecuta la suma y se actualizan las flags, se escribe el resultado en Rx, se reinicia el ciclo.<text:line-break/>El salto sin condicional usa 2. Se carga en el PC la direccion del salto y se reinicia el ciclo.<text:line-break/>El salto condicional usa 4 micro instrucciones. Mira si la operación del ALU activo la flag correspondiente en caso de que no, no se toma el salto y la lógica desvía a reset_microOp generando otra micro instrucción y reiniciando el ciclo.</text:p>
      <text:p text:style-name="P13">En caso de que la flag esté activa se carga la nueva dirección en el PC y despues se reinicia el ciclo</text:p>
      <text:p text:style-name="P16"><text:s/></text:p>
      <text:p text:style-name="P13"><text:s/></text:p>
      <text:list xml:id="list114241258763706" text:continue-numbering="true" text:style-name="WWNum3">
        <text:list-item>
          <text:p text:style-name="P9"><text:s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7">Instrucción</text:p>
          </table:table-cell>
          <table:table-cell table:style-name="Table1.A1" office:value-type="string">
            <text:p text:style-name="P17">clk fetch</text:p>
          </table:table-cell>
          <table:table-cell table:style-name="Table1.A1" office:value-type="string">
            <text:p text:style-name="P17">clk exec</text:p>
          </table:table-cell>
          <table:table-cell table:style-name="Table1.A1" office:value-type="string">
            <text:p text:style-name="P17">Total clk</text:p>
          </table:table-cell>
          <table:table-cell table:style-name="Table1.A1" office:value-type="string">
            <text:p text:style-name="P17">Tiempo</text:p>
          </table:table-cell>
        </table:table-row>
        <table:table-row table:style-name="Table1.1">
          <table:table-cell table:style-name="Table1.A1" office:value-type="string">
            <text:p text:style-name="P17">JMP seguir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87.5 ms</text:p>
          </table:table-cell>
        </table:table-row>
        <table:table-row table:style-name="Table1.1">
          <table:table-cell table:style-name="Table1.A1" office:value-type="string">
            <text:p text:style-name="P17">SET R0, 0xFF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87.5 ms</text:p>
          </table:table-cell>
        </table:table-row>
        <table:table-row table:style-name="Table1.1">
          <table:table-cell table:style-name="Table1.A1" office:value-type="string">
            <text:p text:style-name="P17">SET R1, 0x11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87.5 ms</text:p>
          </table:table-cell>
        </table:table-row>
        <table:table-row table:style-name="Table1.1">
          <table:table-cell table:style-name="Table1.A1" office:value-type="string">
            <text:p text:style-name="P17">ADD R0, R1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7">281.25 ms</text:p>
          </table:table-cell>
        </table:table-row>
        <table:table-row table:style-name="Table1.1">
          <table:table-cell table:style-name="Table1.A1" office:value-type="string">
            <text:p text:style-name="P17">JC siguiente <text:span text:style-name="T5">(salta; C=1)</text:span>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17">218.75 ms</text:p>
          </table:table-cell>
        </table:table-row>
        <table:table-row table:style-name="Table1.1">
          <table:table-cell table:style-name="Table1.A1" office:value-type="string">
            <text:p text:style-name="P17">ADD R0, R1 <text:span text:style-name="T5">(2da vez)</text:span>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7">281.25 ms</text:p>
          </table:table-cell>
        </table:table-row>
        <table:table-row table:style-name="Table1.1">
          <table:table-cell table:style-name="Table1.A1" office:value-type="string">
            <text:p text:style-name="P17">JC siguiente <text:span text:style-name="T5">(no salta; C=0)</text:span>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87.5 ms</text:p>
          </table:table-cell>
        </table:table-row>
        <table:table-row table:style-name="Table1.1">
          <table:table-cell table:style-name="Table1.A1" office:value-type="string">
            <text:p text:style-name="P17">JMP halt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87.5 ms</text:p>
          </table:table-cell>
        </table:table-row>
      </table:table>
      <text:p text:style-name="P16"><text:s/></text:p>
      <text:p text:style-name="P16">Sumando todo la ejecución tardaría 55 clk = 55 * 31.25 ms = <text:span text:style-name="T5">1 718.75 ms ≈ 1.72 s</text:span>.</text:p>
      <text:p text:style-name="P19">31.25ms viene de pasar hz a ms (1000/32hz)</text:p>
      <text:p text:style-name="P19"/>
      <text:p text:style-name="P1"><text:span text:style-name="T1">CHECKPOINT 4</text:span></text:p>
      <text:p text:style-name="P3"/>
      <text:p text:style-name="P4"><text:span text:style-name="T1">Unidad de control: </text:span>El cable tachado corresponde al de DATA dentro del microPC.</text:p>
      <text:p text:style-name="P4"/>
      <text:p text:style-name="P4">Si se corta: Nunca va a poder recibir el operador que viene del opcode, es decir no se van a poder recibir instrucciones provenientes de ahi (ej. Un jmp). Solo se van a seguir las instrucciones del ciclo de contador normal. En orden. Sin interrupciones. </text:p>
      <text:p text:style-name="P4"/>
      <text:p text:style-name="P4">Siempre 0: Idem.</text:p>
      <text:p text:style-name="P4">Siempre 1: Todas las operaciones de salto van a entrar a la misma operación. Constantemente, en este caso la instrucción del 1. Al ser 11111111 es la última operación. </text:p>
      <text:p text:style-name="P19"/>
      <text:p text:style-name="Standard"><text:span text:style-name="T1">Memoria: </text:span>El cable tachado es el del registro de dirección dentro del flip flop D que informa a donde guardar la inData dentro de la memoria o donde consultar.</text:p>
      <text:p text:style-name="Standard"/>
      <text:p text:style-name="Standard">En caso que se corte: El flipflop D no guarda ninguna info ya que no recibe ningún valor que guardar. Ergo, la memoria no sabe a dónde guardar la información.</text:p>
      <text:p text:style-name="Standard"/>
      <text:p text:style-name="Standard">Siempre 0: La inData se va a guardar siempre en la primer posición de la memoria. Pisandose constantemente el valor por el nuevo.</text:p>
      <text:p text:style-name="Standard"/>
      <text:p text:style-name="Standard">Siempre 1: La inData se va a guardar siempre en la última posición de la memoria. Pisandose constantemente el valor por el nuevo.</text:p>
      <text:p text:style-name="Standard"><text:soft-page-break/></text:p>
      <text:p text:style-name="Standard">Tanto en 1 y 0, en ambas las lecturas tmb serían fijas. </text:p>
      <text:p text:style-name="Standard"/>
      <text:p text:style-name="Standard"><text:span text:style-name="T1">Decode: </text:span>El cable tachado es el de Data del ValueM. Es quien informa cual es el valor inmediato enviado en la instrucción. </text:p>
      <text:p text:style-name="Standard"/>
      <text:p text:style-name="Standard">Si se corta: el registro no recibiría nuevos valores inmediatos, por lo que mantendría el último valor cargado (después del reset, quedaría en 0x00).</text:p>
      <text:p text:style-name="Standard"/>
      <text:p text:style-name="Standard">Siempre 0: el valor inmediato sería cero, pero fijo, siempre el mismo. Y se salta a la linea 00000000</text:p>
      <text:p text:style-name="Standard"/>
      <text:p text:style-name="Standard">Siempre 1: el valor inmediato sería UNO, pero fijo. Siempre el mismo. <text:s/>Y se salta a la linea 11111111</text:p>
      <text:p text:style-name="Standard"/>
      <text:p text:style-name="Standard"/>
      <text:p text:style-name="Standard"><text:span text:style-name="T1">ALU: </text:span>El cable tachado es el del OP, que envía a la ALU las operaciones a hacer. </text:p>
      <text:p text:style-name="P16">Si se corta: No le llegan operaciones especiales a la ALU. Queda indefinido, pero se interpreta como que queda siempre en 0000. Respuesta de la ALU siempre 0000</text:p>
      <text:p text:style-name="P16">Siempre 0: Queda marcada la operación 0000, que está reservada (no se activa ninguna compuerta.) Respuesta de la ALU siempre 0000</text:p>
      <text:p text:style-name="P16">Siempre 1: Devuelve la constante 0xFF (debido a la operación 1111) siempre.</text:p>
      <text:p text:style-name="P16">Todas las instrucciones que dependen de la ALU o de sus flags (UC), se verían afectadas tanto en valores fijos o en el corto. </text:p>
      <text:p text:style-name="Standard"><text:span text:style-name="T1">Program Counter: </text:span>El cable tachado es el que habilita la carga de la dirección inData.</text:p>
      <text:p text:style-name="P16">Si se corta: No se actualiza nunca el valor de entrada del program counter. Por lo tanto, va a ser siempre el incremento de 1 en 1 lineal a partir del último valor registrado antes del corte. Después del reset, cuenta desde 0.</text:p>
      <text:p text:style-name="P16">Siempre 0: Idem.</text:p>
      <text:p text:style-name="P16">Siempre 1: Siempre va a estar activa la carga de la nueva dirección del Program Counter, es decir constantemente se va a estar cargando el nuevo valor que se indique ahí mismo. Impidiendo el conteo normal y generando saltos constantes a la dirección indicada por ese bus.</text:p>
      <text:p text:style-name="Standard"><text:soft-page-break/><text:span text:style-name="T1">Registros: </text:span>El cable tachado es el de enOut, que habilita la salida de valor solicitado en la lectura de los registros. </text:p>
      <text:p text:style-name="Standard"/>
      <text:p text:style-name="Standard">Si se corta: Nunca saldrían los valores que se piden. La salida de los registros quedarían siempre UNDEFINED.</text:p>
      <text:p text:style-name="Standard"/>
      <text:p text:style-name="Standard">Siempre 0: Idem </text:p>
      <text:p text:style-name="Standard"/>
      <text:p text:style-name="Standard">Siempre 1: Siempre estaría habilitada la salida de los registros. Causando errores a la hora de la lectura de los registros.</text:p>
      <text:p text:style-name="Standard"/>
      <text:p text:style-name="Standard"/>
      <text:p text:style-name="Standard"><text:span text:style-name="T1">Datapath: </text:span>El cable tachado es el de salida de flags provenientes de la ALU. </text:p>
      <text:p text:style-name="Standard"/>
      <text:p text:style-name="Standard">Si se corta: Nunca saldrían los valores de los flags, afectando por ejemplo el funcionamiento de la unidad de control, que trabaja en condiciones mediante flags. Todas esas quedarían desestimadas.</text:p>
      <text:p text:style-name="Standard"/>
      <text:p text:style-name="Standard">Siempre 0: Todos los valores de las flags darían negativos (0), dando falsos negativos en las condiciones de la unidad de control. </text:p>
      <text:p text:style-name="Standard"/>
      <text:p text:style-name="Standard">Siempre 1: Todos los valores de las flags darían positivos (1), dando falsos positivos en las condiciones de la unidad de control. </text:p>
      <text:p text:style-name="Standard"/>
      <text:p text:style-name="P1"><text:span text:style-name="T1">CHECKPOINT 5</text:span></text:p>
      <text:p text:style-name="Standard"/>
      <text:p text:style-name="Standard">Voy a tener un registro temporal, al que le aplico un decrementador.</text:p>
      <text:p text:style-name="Standard"/>
      <text:p text:style-name="Standard"><text:soft-page-break/>ESE, lo voy a sumar a otro registro que va a acumular el total. Inicialmente arranca en cero.</text:p>
      <text:p text:style-name="Standard"/>
      <text:p text:style-name="Standard">También tengo un registro exclusivo de la constante cero, para corroborar justamente si el decrementador llegó a cero. Si llego a una flag de salida 0 (con DEC R2), voy a terminar el ciclo. Sino, sigo haciendo el avance. </text:p>
      <text:p text:style-name="Standard"/>
      <text:p text:style-name="Standard">SET R1, 0 // Acumulador total</text:p>
      <text:p text:style-name="Standard">MOV R2, R0 // Restador de 1 en uno, que arranca con el valor n (proveniente de R0)</text:p>
      <text:p text:style-name="Standard">SET R3, 0 // Una constante 0 para comparar haciendo una operación con R2 </text:p>
      <text:p text:style-name="Standard"/>
      <text:p text:style-name="Standard">programa:</text:p>
      <text:p text:style-name="Standard">ADD R1, R2 <text:s/>//Sumo r1 actual + r2 y almaceno en r1</text:p>
      <text:p text:style-name="Standard">DEC R2 // Decremento R2</text:p>
      <text:p text:style-name="Standard">CMP R2, R3 // Actualizo las flags </text:p>
      <text:p text:style-name="Standard">JZ fin // si la última operación da que R2 es 0 (ya sumamos todos) llegamos al fin del programa</text:p>
      <text:p text:style-name="Standard">JMP programa // si no, sigo con mi programa habitualmente hasta llegar al cero</text:p>
      <text:p text:style-name="Standard"/>
      <text:p text:style-name="Standard">fin: <text:s/>//terminé el programa</text:p>
      <text:p text:style-name="Standard">JMP fin</text:p>
      <text:p text:style-name="Standard"/>
      <text:p text:style-name="Standard"/>
      <text:p text:style-name="P1"><text:span text:style-name="T1">CHECKPOINT 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7" meta:paragraph-count="144" meta:word-count="2004" meta:character-count="10785" meta:non-whitespace-character-count="8865"/>
    <meta:generator>LibreOfficeDev/6.0.5.2$Linux_X86_64 LibreOffice_project/</meta:generator>
  </office:meta>
</office:document-meta>
</file>